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64cm" fo:min-width="5.273cm"/>
    </style:style>
    <style:style style:name="gr2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3.632cm" fo:min-width="0cm"/>
    </style:style>
    <style:style style:name="gr3" style:family="graphic" style:parent-style-name="objectwithoutfill">
      <style:graphic-properties draw:stroke="soli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4.639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043cm" fo:min-width="0cm"/>
    </style:style>
    <style:style style:name="gr8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575cm" fo:min-width="0cm"/>
    </style:style>
    <style:style style:name="gr9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15cm" fo:min-width="0cm"/>
    </style:style>
    <style:style style:name="gr10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639cm" fo:min-width="0cm"/>
    </style:style>
    <style:style style:name="gr11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715cm" fo:min-width="0cm"/>
    </style:style>
    <style:style style:name="gr12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2.362cm" fo:min-width="0cm"/>
    </style:style>
    <style:style style:name="gr13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0.967cm" fo:min-width="0cm"/>
    </style:style>
    <style:style style:name="gr14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Courier New"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xml:id="id2" draw:id="id2" draw:layer="layout" svg:width="6.55cm" svg:height="3.89cm" svg:x="11cm" svg:y="8.1cm">
          <draw:text-box>
            <text:p text:style-name="P1"><text:span text:style-name="T1">MetadataObject</text:span></text:p>
            <text:p>+ Uuid (Guid)</text:p>
            <text:p>+ Name (string)</text:p>
            <text:p>+ Alias (string)</text:p>
            <text:p>+ FileName (Guid) ?</text:p>
          </draw:text-box>
        </draw:frame>
        <draw:frame draw:style-name="gr2" draw:text-style-name="P2" xml:id="id1" draw:id="id1" draw:layer="layout" svg:width="6.551cm" svg:height="3.882cm" svg:x="1.549cm" svg:y="13.1cm">
          <draw:text-box>
            <text:p text:style-name="P1"><text:span text:style-name="T1">ApplicationObject</text:span></text:p>
            <text:p>+ TypeCode (int32)</text:p>
            <text:p>+ TableName (string)</text:p>
            <text:p>+ Properties (List)</text:p>
            <text:p>+ TableParts (List) ?</text:p>
          </draw:text-box>
        </draw:frame>
        <draw:connector draw:style-name="gr3" draw:text-style-name="P3" draw:layer="layout" svg:x1="4.824cm" svg:y1="13.1cm" svg:x2="11cm" svg:y2="10.045cm" draw:start-shape="id1" draw:start-glue-point="0" draw:end-shape="id2" draw:end-glue-point="3" svg:d="M4824 13100v-3055h6176" svg:viewBox="0 0 6177 3056">
          <text:p/>
        </draw:connector>
        <draw:frame draw:style-name="gr4" draw:text-style-name="P2" xml:id="id3" draw:id="id3" draw:layer="layout" svg:width="9.551cm" svg:height="5.304cm" svg:x="9.249cm" svg:y="12.8cm">
          <draw:text-box>
            <text:p text:style-name="P1"><text:span text:style-name="T1">MetadataProperty</text:span></text:p>
            <text:p>+ Code (int) ?</text:p>
            <text:p>+ DbName (string) ?</text:p>
            <text:p>+ IsPrimaryKey (bool) ?</text:p>
            <text:p>+ Purpose (enum)</text:p>
            <text:p>+ PropertyType (DataTypeSet)</text:p>
            <text:p>+ Fields (List)</text:p>
          </draw:text-box>
        </draw:frame>
        <draw:connector draw:style-name="gr5" draw:text-style-name="P3" draw:layer="layout" svg:x1="8.1cm" svg:y1="15.041cm" svg:x2="9.249cm" svg:y2="15.452cm" draw:start-shape="id1" draw:start-glue-point="1" draw:end-shape="id3" svg:d="M8100 15041h575v411h574" svg:viewBox="0 0 1150 412">
          <text:p/>
        </draw:connector>
        <draw:connector draw:style-name="gr3" draw:text-style-name="P3" draw:layer="layout" svg:x1="14.024cm" svg:y1="12.8cm" svg:x2="14.275cm" svg:y2="11.99cm" draw:start-shape="id3" draw:start-glue-point="0" draw:end-shape="id2" draw:end-glue-point="2" svg:d="M14024 12800v-405h251v-405" svg:viewBox="0 0 252 811">
          <text:p/>
        </draw:connector>
        <draw:frame draw:style-name="gr6" draw:text-style-name="P2" xml:id="id4" draw:id="id4" draw:layer="layout" svg:width="6.551cm" svg:height="2cm" svg:x="1.55cm" svg:y="18.1cm">
          <draw:text-box>
            <text:p text:style-name="P1"><text:span text:style-name="T1">TablePart</text:span></text:p>
            <text:p>+ Owner (object)</text:p>
          </draw:text-box>
        </draw:frame>
        <draw:connector draw:style-name="gr3" draw:text-style-name="P3" draw:layer="layout" svg:x1="4.825cm" svg:y1="18.1cm" svg:x2="4.824cm" svg:y2="16.982cm" draw:start-shape="id4" draw:start-glue-point="0" draw:end-shape="id1" draw:end-glue-point="2" svg:d="M4825 18100v-559h-1v-559" svg:viewBox="0 0 2 1119">
          <text:p/>
        </draw:connector>
        <draw:frame draw:style-name="gr7" draw:text-style-name="P2" xml:id="id5" draw:id="id5" draw:layer="layout" svg:width="5.351cm" svg:height="1.293cm" svg:x="11.349cm" svg:y="19.2cm">
          <draw:text-box>
            <text:p><text:span text:style-name="T1">DatabaseField</text:span></text:p>
          </draw:text-box>
        </draw:frame>
        <draw:connector draw:style-name="gr5" draw:text-style-name="P3" draw:layer="layout" svg:x1="14.024cm" svg:y1="18.104cm" svg:x2="14.024cm" svg:y2="19.2cm" draw:start-shape="id3" draw:start-glue-point="2" draw:end-shape="id5" draw:end-glue-point="0" svg:d="M14024 18104v1096" svg:viewBox="0 0 1 1097">
          <text:p/>
        </draw:connector>
        <draw:connector draw:style-name="gr5" draw:text-style-name="P3" draw:layer="layout" draw:line-skew="-0.248cm" svg:x1="1.549cm" svg:y1="15.041cm" svg:x2="1.55cm" svg:y2="19.1cm" draw:start-shape="id1" draw:start-glue-point="3" draw:end-shape="id4" draw:end-glue-point="3" svg:d="M1549 15041h-749v4059h750" svg:viewBox="0 0 751 4060">
          <text:p/>
        </draw:connector>
        <draw:frame draw:style-name="gr8" draw:text-style-name="P2" xml:id="id6" draw:id="id6" draw:layer="layout" svg:width="6.8cm" svg:height="1.825cm" svg:x="10.9cm" svg:y="5.388cm">
          <draw:text-box>
            <text:p text:style-name="P1"><text:span text:style-name="T1">InfoBase (schema)</text:span></text:p>
            <text:p text:style-name="P4"><text:span text:style-name="T2">+ Version</text:span></text:p>
          </draw:text-box>
        </draw:frame>
        <draw:connector draw:style-name="gr3" draw:text-style-name="P3" draw:layer="layout" svg:x1="14.3cm" svg:y1="7.213cm" svg:x2="14.275cm" svg:y2="8.1cm" draw:start-shape="id6" draw:start-glue-point="2" draw:end-shape="id2" draw:end-glue-point="0" svg:d="M14300 7213v444h-25v443" svg:viewBox="0 0 26 888">
          <text:p/>
        </draw:connector>
        <draw:frame draw:style-name="gr9" draw:text-style-name="P2" xml:id="id7" draw:id="id7" draw:layer="layout" svg:width="4cm" svg:height="1.4cm" svg:x="1.6cm" svg:y="2.2cm">
          <draw:text-box>
            <text:p text:style-name="P1"><text:span text:style-name="T1">Catalog</text:span></text:p>
          </draw:text-box>
        </draw:frame>
        <draw:connector draw:style-name="gr3" draw:text-style-name="P3" draw:layer="layout" draw:line-skew="-0.248cm" svg:x1="1.6cm" svg:y1="2.9cm" svg:x2="1.549cm" svg:y2="15.041cm" draw:start-shape="id7" draw:start-glue-point="3" draw:end-shape="id1" draw:end-glue-point="3" svg:d="M1600 2900h-800v12141h749" svg:viewBox="0 0 801 12142">
          <text:p/>
        </draw:connector>
        <draw:frame draw:style-name="gr9" draw:text-style-name="P2" xml:id="id8" draw:id="id8" draw:layer="layout" svg:width="4cm" svg:height="1.4cm" svg:x="1.6cm" svg:y="3.9cm">
          <draw:text-box>
            <text:p text:style-name="P1"><text:span text:style-name="T1">Document</text:span></text:p>
          </draw:text-box>
        </draw:frame>
        <draw:connector draw:style-name="gr3" draw:text-style-name="P3" draw:layer="layout" draw:line-skew="-0.248cm" svg:x1="1.6cm" svg:y1="4.6cm" svg:x2="1.549cm" svg:y2="15.041cm" draw:start-shape="id8" draw:start-glue-point="3" draw:end-shape="id1" draw:end-glue-point="3" svg:d="M1600 4600h-800v10441h749" svg:viewBox="0 0 801 10442">
          <text:p/>
        </draw:connector>
        <draw:frame draw:style-name="gr10" draw:text-style-name="P2" draw:layer="layout" svg:width="6.8cm" svg:height="1.889cm" svg:x="1.6cm" svg:y="5.625cm">
          <draw:text-box>
            <text:p text:style-name="P1"><text:span text:style-name="T1">Enumeration</text:span></text:p>
            <text:p text:style-name="P4"><text:span text:style-name="T2">+ </text:span><text:span text:style-name="T3">Values (List)</text:span></text:p>
          </draw:text-box>
        </draw:frame>
        <draw:frame draw:style-name="gr11" draw:text-style-name="P2" draw:layer="layout" svg:width="9cm" svg:height="1.965cm" svg:x="1.6cm" svg:y="7.735cm">
          <draw:text-box>
            <text:p text:style-name="P1"><text:span text:style-name="T1">Characteristic</text:span></text:p>
            <text:p text:style-name="P4"><text:span text:style-name="T2">+ TypeInfo (DataTypeSet)</text:span></text:p>
          </draw:text-box>
        </draw:frame>
        <draw:frame draw:style-name="gr9" draw:text-style-name="P2" draw:layer="layout" svg:width="4cm" svg:height="1.4cm" svg:x="22.4cm" svg:y="4.6cm">
          <draw:text-box>
            <text:p text:style-name="P1"><text:span text:style-name="T1">Constant</text:span></text:p>
          </draw:text-box>
        </draw:frame>
        <draw:frame draw:style-name="gr8" draw:text-style-name="P2" xml:id="id9" draw:id="id9" draw:layer="layout" svg:width="8.8cm" svg:height="1.825cm" svg:x="18.6cm" svg:y="9.079cm">
          <draw:text-box>
            <text:p text:style-name="P1"><text:span text:style-name="T1">NamedDataTypeSet</text:span></text:p>
            <text:p text:style-name="P4"><text:span text:style-name="T2">+ TypeInfo (DataTypeSet)</text:span></text:p>
          </draw:text-box>
        </draw:frame>
        <draw:connector draw:style-name="gr3" draw:text-style-name="P3" draw:layer="layout" svg:x1="18.6cm" svg:y1="9.991cm" svg:x2="17.55cm" svg:y2="10.045cm" draw:start-shape="id9" draw:start-glue-point="3" draw:end-shape="id2" draw:end-glue-point="1" svg:d="M18600 9991h-525v54h-525" svg:viewBox="0 0 1051 55">
          <text:p/>
        </draw:connector>
        <draw:frame draw:style-name="gr12" draw:text-style-name="P2" xml:id="id10" draw:id="id10" draw:layer="layout" svg:width="7.7cm" svg:height="2.612cm" svg:x="19.8cm" svg:y="13.707cm">
          <draw:text-box>
            <text:p text:style-name="P1"><text:span text:style-name="T1">SharedProperty</text:span></text:p>
            <text:p text:style-name="P4"><text:span text:style-name="T2">+ AutoUsage (bool)</text:span></text:p>
            <text:p text:style-name="P4"><text:span text:style-name="T2">+ UsageSettings (Dict)</text:span></text:p>
          </draw:text-box>
        </draw:frame>
        <draw:connector draw:style-name="gr3" draw:text-style-name="P3" draw:layer="layout" svg:x1="19.8cm" svg:y1="15.013cm" svg:x2="18.8cm" svg:y2="15.452cm" draw:start-shape="id10" draw:start-glue-point="3" draw:end-shape="id3" draw:end-glue-point="1" svg:d="M19800 15013h-500v439h-500" svg:viewBox="0 0 1001 440">
          <text:p/>
        </draw:connector>
        <draw:frame draw:style-name="gr13" draw:text-style-name="P5" draw:layer="layout" svg:width="8.8cm" svg:height="1.217cm" svg:x="7.2cm" svg:y="0.6cm">
          <draw:text-box>
            <text:p text:style-name="P4"><text:span text:style-name="T1">InformationRegister</text:span></text:p>
          </draw:text-box>
        </draw:frame>
        <draw:frame draw:style-name="gr13" draw:text-style-name="P5" draw:layer="layout" svg:width="8.8cm" svg:height="1.217cm" svg:x="7.2cm" svg:y="2.201cm">
          <draw:text-box>
            <text:p text:style-name="P4"><text:span text:style-name="T1">AccumulationRegister</text:span></text:p>
          </draw:text-box>
        </draw:frame>
        <draw:frame draw:style-name="gr13" draw:text-style-name="P5" draw:layer="layout" svg:width="8.8cm" svg:height="1.217cm" svg:x="17.8cm" svg:y="0.783cm">
          <draw:text-box>
            <text:p text:style-name="P4"><text:span text:style-name="T1">Account</text:span></text:p>
          </draw:text-box>
        </draw:frame>
        <draw:frame draw:style-name="gr13" draw:text-style-name="P5" draw:layer="layout" svg:width="8.8cm" svg:height="1.217cm" svg:x="17.8cm" svg:y="2.284cm">
          <draw:text-box>
            <text:p text:style-name="P4"><text:span text:style-name="T1">AccountingRegister</text:span></text:p>
          </draw:text-box>
        </draw:frame>
        <draw:frame draw:style-name="gr13" draw:text-style-name="P5" draw:layer="layout" svg:width="4.4cm" svg:height="1.217cm" svg:x="1.6cm" svg:y="0.683cm">
          <draw:text-box>
            <text:p text:style-name="P4"><text:span text:style-name="T1">Publication</text:span></text:p>
          </draw:text-box>
        </draw:frame>
        <draw:frame draw:style-name="gr8" draw:text-style-name="P2" draw:layer="layout" svg:width="7.151cm" svg:height="1.825cm" svg:x="18.849cm" svg:y="17.784cm">
          <draw:text-box>
            <text:p><text:span text:style-name="T1">ReferenceType ???</text:span></text:p>
            <text:p><text:span text:style-name="T1">ValueType ???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6T22:32:54.708000000</meta:creation-date>
    <meta:generator>LibreOffice/5.4.7.2$Windows_X86_64 LibreOffice_project/c838ef25c16710f8838b1faec480ebba495259d0</meta:generator>
    <dc:date>2021-07-07T14:53:06.378000000</dc:date>
    <meta:editing-duration>PT2H43M21S</meta:editing-duration>
    <meta:editing-cycles>12</meta:editing-cycles>
    <meta:document-statistic meta:object-count="53"/>
  </office:meta>
</office:document-meta>
</file>